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4" style:family="table-cell" style:parent-style-name="Default" style:data-style-name="N41"/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3" office:value-type="time" office:time-value="PT23H45M00S">
            <text:p>23:45:00</text:p>
          </table:table-cell>
          <table:table-cell table:style-name="ce2"/>
          <table:table-cell table:style-name="ce7" office:value-type="date" office:date-value="2020-01-25">
            <text:p>25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3" office:value-type="time" office:time-value="PT23H48M00S">
            <text:p>23:48:00</text:p>
          </table:table-cell>
          <table:table-cell table:style-name="ce2"/>
          <table:table-cell table:style-name="ce7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7" office:value-type="date" office:date-value="2020-01-26">
            <text:p>26/01/20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0H04M00S">
            <text:p>00:04:00</text:p>
          </table:table-cell>
          <table:table-cell table:style-name="ce2"/>
          <table:table-cell table:style-name="ce7" office:value-type="date" office:date-value="2020-01-26">
            <text:p>26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7H41M00S">
            <text:p>07:41:00</text:p>
          </table:table-cell>
          <table:table-cell table:style-name="ce2"/>
          <table:table-cell table:style-name="ce7" office:value-type="date" office:date-value="2020-01-26">
            <text:p>26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7" office:value-type="date" office:date-value="2020-01-26">
            <text:p>26/01/20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5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8"/>
          <table:table-cell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6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20H21M00S">
            <text:p>20:21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20H34M00S">
            <text:p>20:3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20H49M00S">
            <text:p>20:49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21H44M00S">
            <text:p>21:4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08H10M00S">
            <text:p>08:10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08H29M00S">
            <text:p>08:29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Mediah 1</text:p>
          </table:table-cell>
          <table:table-cell office:value-type="string">
            <text:p>lunes</text:p>
          </table:table-cell>
          <table:table-cell office:value-type="time" office:time-value="PT08H51M00S">
            <text:p>08:5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Mediah 2</text:p>
          </table:table-cell>
          <table:table-cell office:value-type="string">
            <text:p>lunes</text:p>
          </table:table-cell>
          <table:table-cell office:value-type="time" office:time-value="PT09H08M00S">
            <text:p>09:08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lunes</text:p>
          </table:table-cell>
          <table:table-cell office:value-type="time" office:time-value="PT09H22M00S">
            <text:p>09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lunes</text:p>
          </table:table-cell>
          <table:table-cell office:value-type="time" office:time-value="PT09H42M00S">
            <text:p>09:4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Serendia 1</text:p>
          </table:table-cell>
          <table:table-cell office:value-type="string">
            <text:p>lunes</text:p>
          </table:table-cell>
          <table:table-cell office:value-type="time" office:time-value="PT09H57M00S">
            <text:p>09:57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10H14M00S">
            <text:p>10:14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Velia 1</text:p>
          </table:table-cell>
          <table:table-cell office:value-type="string">
            <text:p>lunes</text:p>
          </table:table-cell>
          <table:table-cell office:value-type="time" office:time-value="PT10H31M00S">
            <text:p>10:3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Velia 2</text:p>
          </table:table-cell>
          <table:table-cell office:value-type="string">
            <text:p>lunes</text:p>
          </table:table-cell>
          <table:table-cell office:value-type="time" office:time-value="PT11H22M00S">
            <text:p>11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Balenos 2</text:p>
          </table:table-cell>
          <table:table-cell office:value-type="string">
            <text:p>lunes</text:p>
          </table:table-cell>
          <table:table-cell office:value-type="time" office:time-value="PT11H41M00S">
            <text:p>11:4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Balenos 1</text:p>
          </table:table-cell>
          <table:table-cell office:value-type="string">
            <text:p>lunes</text:p>
          </table:table-cell>
          <table:table-cell office:value-type="time" office:time-value="PT12H07M00S">
            <text:p>12:07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27/01/2020</text:date>, <text:time>12:08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7T12:08:05.82</dc:date>
    <meta:editing-duration>PT13H20M43S</meta:editing-duration>
    <meta:editing-cycles>65</meta:editing-cycles>
    <meta:generator>OpenOffice/4.1.7$Win32 OpenOffice.org_project/417m1$Build-9800</meta:generator>
    <meta:document-statistic meta:table-count="3" meta:cell-count="495" meta:object-count="0"/>
  </office:meta>
</office:document-meta>
</file>